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7ba" officeooo:paragraph-rsid="001097ba" style:font-weight-asian="bold" style:font-weight-complex="bold"/>
    </style:style>
    <style:style style:name="P2" style:family="paragraph" style:parent-style-name="Standard">
      <style:text-properties fo:font-weight="bold" officeooo:rsid="0018ee7e" officeooo:paragraph-rsid="0018ee7e" style:font-weight-asian="bold" style:font-weight-complex="bold"/>
    </style:style>
    <style:style style:name="P3" style:family="paragraph" style:parent-style-name="Standard">
      <style:text-properties officeooo:paragraph-rsid="001097ba"/>
    </style:style>
    <style:style style:name="P4" style:family="paragraph" style:parent-style-name="Standard">
      <style:text-properties officeooo:rsid="001097ba" officeooo:paragraph-rsid="001097ba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097ba" officeooo:paragraph-rsid="001097b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620c5" officeooo:paragraph-rsid="001620c5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f513" officeooo:paragraph-rsid="0012f51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2a75" officeooo:paragraph-rsid="00142a7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cfb6" officeooo:paragraph-rsid="0014cfb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620c5" officeooo:paragraph-rsid="001620c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7effc" officeooo:paragraph-rsid="0017eff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81399" officeooo:paragraph-rsid="0018139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86270" officeooo:paragraph-rsid="0018627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8ee7e" officeooo:paragraph-rsid="0018ee7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ace77" officeooo:paragraph-rsid="001ace7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2f513" officeooo:paragraph-rsid="0012f513"/>
    </style:style>
    <style:style style:name="P17" style:family="paragraph" style:parent-style-name="Standard">
      <style:text-properties style:text-underline-style="solid" style:text-underline-width="auto" style:text-underline-color="font-color" officeooo:rsid="001620c5" officeooo:paragraph-rsid="001620c5"/>
    </style:style>
    <style:style style:name="P18" style:family="paragraph" style:parent-style-name="Standard">
      <style:text-properties fo:font-style="italic" style:text-underline-style="none" fo:font-weight="normal" officeooo:rsid="0010fac1" officeooo:paragraph-rsid="0010fac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text-underline-style="none" fo:font-weight="normal" officeooo:rsid="0014cfb6" officeooo:paragraph-rsid="0014cfb6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620c5" officeooo:paragraph-rsid="0017eff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7effc" officeooo:paragraph-rsid="0017eff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ace77" officeooo:paragraph-rsid="001ace77" style:font-weight-asian="bold" style:font-weight-complex="bold"/>
    </style:style>
    <style:style style:name="P23" style:family="paragraph" style:parent-style-name="Standard">
      <style:text-properties officeooo:paragraph-rsid="0018ee7e"/>
    </style:style>
    <style:style style:name="P24" style:family="paragraph" style:parent-style-name="Standard">
      <style:text-properties fo:font-style="normal" style:text-underline-style="none" fo:font-weight="bold" officeooo:rsid="001c2962" officeooo:paragraph-rsid="001c296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normal" officeooo:rsid="001c2962" officeooo:paragraph-rsid="001c296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bold" officeooo:rsid="001e6030" officeooo:paragraph-rsid="001e6030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none" fo:font-weight="normal" officeooo:rsid="0017effc" officeooo:paragraph-rsid="0017eff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ace77" officeooo:paragraph-rsid="001ace7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4cfb6" officeooo:paragraph-rsid="0014cfb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normal" officeooo:rsid="0017effc" officeooo:paragraph-rsid="0017eff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normal" officeooo:rsid="0018ee7e" officeooo:paragraph-rsid="0018ee7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normal" officeooo:rsid="0012f513" officeooo:paragraph-rsid="0012f51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normal" officeooo:rsid="001ace77" officeooo:paragraph-rsid="001ace7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normal" officeooo:rsid="0014cfb6" officeooo:paragraph-rsid="0014cfb6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7ba" style:font-weight-asian="normal" style:font-weight-complex="normal"/>
    </style:style>
    <style:style style:name="T3" style:family="text">
      <style:text-properties fo:font-weight="normal" officeooo:rsid="001dc588" style:font-weight-asian="normal" style:font-weight-complex="normal"/>
    </style:style>
    <style:style style:name="T4" style:family="text">
      <style:text-properties fo:font-weight="bold" officeooo:rsid="001097ba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97b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5cc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7eff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9297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8ee7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officeooo:rsid="0018ee7e" style:font-style-asian="normal" style:font-weight-asian="bold" style:font-style-complex="normal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097b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7effc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18ee7e" style:font-style-asian="italic" style:font-weight-asian="normal" style:font-style-complex="italic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cord of significant Discord discussions regarding ambiguous serial predicates. <text:s/>All discussions are paraphrased by la fagri<text:span text:style-name="T11">.</text:span></text:p>
      <text:p text:style-name="P5"/>
      <text:p text:style-name="P5">6 Aug 2018</text:p>
      <text:p text:style-name="P1"/>
      <text:p text:style-name="P3"><text:span text:style-name="T4">fagri: </text:span><text:span text:style-name="T2">Does the third place of </text:span><text:span text:style-name="T19">sỏq</text:span><text:span text:style-name="T7"> move around depending on the arity of </text:span><text:span text:style-name="T17">sỏq jẻo</text:span><text:span text:style-name="T7">?</text:span></text:p>
      <text:p text:style-name="P4"><text:span text:style-name="T5">Ilmen:</text:span><text:span text:style-name="T6"> For simple predicates, it could, but for complex ones it might create ambiguit</text:span><text:span text:style-name="T10">y</text:span><text:span text:style-name="T6">. <text:s/>Maybe just stick to the lowest arity in all cases?<text:line-break/></text:span><text:span text:style-name="T5">fagri: </text:span><text:span text:style-name="T6">That's inconvenient, I'm going to make a serial predicate engine to see if it can be avoided.</text:span></text:p>
      <text:p text:style-name="P4"/>
      <text:p text:style-name="P17">9 Aug 2018</text:p>
      <text:p text:style-name="P17"/>
      <text:p text:style-name="P20">fagri: <text:span text:style-name="T1">Hmm, what is the meaning of </text:span><text:span text:style-name="T16">hủi mải</text:span><text:span text:style-name="T6">? <text:s/></text:span><text:span text:style-name="T16">Hủi</text:span><text:span text:style-name="T6"> seems to have a signature of [</text:span><text:span text:style-name="T8">(c) (0)], </text:span><text:span text:style-name="T9">so how does it compose over </text:span><text:span text:style-name="T18">mải</text:span><text:span text:style-name="T9">?</text:span></text:p>
      <text:p text:style-name="P21"><text:span text:style-name="T11">fagri: </text:span><text:span text:style-name="T6">There's another issue, too. <text:s/>In </text:span><text:span text:style-name="T16">dủa mải</text:span><text:span text:style-name="T6">, that certainly isn't the 1-ary definition of </text:span><text:span text:style-name="T16">dua</text:span><text:span text:style-name="T6"> being used, since that would make it parse as </text:span><text:span text:style-name="T16">dủa ru mải</text:span><text:span text:style-name="T6">.</text:span></text:p>
      <text:p text:style-name="P21"><text:span text:style-name="T11">fagri:</text:span><text:span text:style-name="T6"> For now, I'll assume that only stopping-point arities are candidates for composition.</text:span></text:p>
      <text:p text:style-name="P21"/>
      <text:p text:style-name="P27">&lt;no response&gt;</text:p>
      <text:p text:style-name="P21"/>
      <text:p text:style-name="P30">10 Aug 2018</text:p>
      <text:p text:style-name="P11"/>
      <text:p text:style-name="P11"><text:span text:style-name="T14">fagri:</text:span><text:span text:style-name="T12"> Ah! <text:s/>I just solved the [(c) (0)] problem. <text:s/>The (0) type should mean “anything that doesn't have slots”, including concrete objects, while the (c) slot will be reserved to mean “skip this slot during serialization”.</text:span></text:p>
      <text:p text:style-name="P11"/>
      <text:p text:style-name="P27">&lt;no response&gt;</text:p>
      <text:p text:style-name="P11"/>
      <text:p text:style-name="P12"><text:span text:style-name="T14">fagri: </text:span><text:span text:style-name="T12">Is there any way that predicates can be made to group as ( (A B) C ) ?</text:span></text:p>
      <text:p text:style-name="P12"><text:span text:style-name="T14">jelca:</text:span><text:span text:style-name="T12"> How about with </text:span><text:span text:style-name="T20">lu</text:span><text:span text:style-name="T12">?</text:span></text:p>
      <text:p text:style-name="P12"><text:span text:style-name="T14">fagri:</text:span><text:span text:style-name="T12"> Hmm, maybe. <text:s/></text:span><text:span text:style-name="T20">lu</text:span><text:span text:style-name="T12">-constructions always form 1-arg predicates, so that shouldn't cause any issues.</text:span></text:p>
      <text:p text:style-name="P13"><text:span text:style-name="T14">jelca:</text:span><text:span text:style-name="T12"> Maybe </text:span><text:span text:style-name="T20">li</text:span><text:span text:style-name="T12"> could form multi-arg predicates if used the same way?</text:span></text:p>
      <text:p text:style-name="P13"><text:span text:style-name="T14">jelca: </text:span><text:span text:style-name="T20">tries it</text:span></text:p>
      <text:p text:style-name="P13"><text:span text:style-name="T14">jelca: </text:span><text:span text:style-name="T12">Looks like no.</text:span></text:p>
      <text:p text:style-name="P13"><text:span text:style-name="T14">fagri: </text:span><text:span text:style-name="T12">It would be interesting if it did.</text:span></text:p>
      <text:p text:style-name="P13"/>
      <text:p text:style-name="P31">11 Aug 2018</text:p>
      <text:p text:style-name="P14"/>
      <text:p text:style-name="P23"><text:span text:style-name="T15">fagri:</text:span><text:span text:style-name="T13"> Uh, hmm. <text:s/>The two expansions of </text:span><text:span text:style-name="T19">dủ</text:span><text:span text:style-name="T21"> jải sa póq</text:span><text:span text:style-name="T13"> seem to disagree about whether to assert the existence of a person or not.</text:span></text:p>
      <text:p text:style-name="P2"><text:span text:style-name="T14">solpahi:</text:span><text:span text:style-name="T12"> You can think of serial predicates as being exactly like single-word predeicates; quantifiers always move to the nearest available prenex. <text:s/>Therefore, the person is asserted to exist either way.</text:span></text:p>
      <text:p text:style-name="P2"><text:span text:style-name="T14">fagri: </text:span><text:span text:style-name="T12">Oh, nice! <text:s/>I get it.</text:span></text:p>
      <text:p text:style-name="P2"><text:span text:style-name="T14">solpahi: </text:span><text:span text:style-name="T12">(It's the same in Lojban, btw)</text:span></text:p>
      <text:p text:style-name="P4"/>
      <text:p text:style-name="P32">12 Aug 2018</text:p>
      <text:p text:style-name="P16"/>
      <text:p text:style-name="P7"><text:span text:style-name="T14">fagri:</text:span><text:span text:style-name="T12"> How exactly do predicates combine when the “ru” serialization rule is invoked?</text:span></text:p>
      <text:p text:style-name="P8"><text:span text:style-name="T14">jelca: </text:span><text:span text:style-name="T12">Arguments are distributed to all predicates involved.</text:span></text:p>
      <text:p text:style-name="P8"><text:soft-page-break/><text:span text:style-name="T14">fagri:</text:span><text:span text:style-name="T12"> So the types have to match exactly? <text:s/>That's inconvenient.</text:span></text:p>
      <text:p text:style-name="P8"><text:span text:style-name="T14">jelca: </text:span><text:span text:style-name="T12">Yes, but only the arguments you fill! <text:s/>Toaq doesn't have implicit {zo'e}, so unfilled slots are truly unfilled.</text:span></text:p>
      <text:p text:style-name="P8"><text:span text:style-name="T14">fagri: </text:span><text:span text:style-name="T12">ua, melbi</text:span></text:p>
      <text:p text:style-name="P15"/>
      <text:p text:style-name="P33">13 Aug 2018</text:p>
      <text:p text:style-name="P15"/>
      <text:p text:style-name="P15"><text:span text:style-name="T14">fagri: </text:span><text:span text:style-name="T12">I define the JEO Frame as all predicates P such that:</text:span></text:p>
      <text:p text:style-name="P28"><text:tab/>1) The 1-ary definition of P takes a proposition.</text:p>
      <text:p text:style-name="P28"><text:tab/>2) The 2-ary definition of P takes a concrete object and a property.</text:p>
      <text:p text:style-name="P28"><text:tab/>3) <text:s/>P(A, B) = P( jeo(A, B) )</text:p>
      <text:p text:style-name="P22">fagri: <text:span text:style-name="T1">Are there any predicates that change type based on arity that are </text:span><text:span text:style-name="T16">not</text:span><text:span text:style-name="T6"> in the JEO Frame?</text:span></text:p>
      <text:p text:style-name="P22"><text:span text:style-name="T11">Ilmen: </text:span><text:span text:style-name="T6">I suspect </text:span><text:span text:style-name="T16">mao</text:span><text:span text:style-name="T6"> should not be in the JEO Frame for semantic reasons.</text:span></text:p>
      <text:p text:style-name="P8"/>
      <text:p text:style-name="P25">14 Aug 2018</text:p>
      <text:p text:style-name="P25"/>
      <text:p text:style-name="P24">fagri: <text:span text:style-name="T1">Whoa, hold the phone.</text:span></text:p>
      <text:p text:style-name="P24">fagri: <text:span text:style-name="T1">"kủai chủq ra nủo" expands to "to ra kủai chủq to kủai nủo"??</text:span></text:p>
      <text:p text:style-name="P24">fagri: <text:span text:style-name="T1">Not "kủai go lî chủq ra nủo"?</text:span></text:p>
      <text:p text:style-name="P24">jelca:<text:span text:style-name="T1"> We talked about this back in June. <text:s/></text:span><text:span text:style-name="T3">I suggested the former because it was easy to implement, and solpahi tentatively agreed, but it could be changed if you have a reason.</text:span></text:p>
      <text:p text:style-name="P24"/>
      <text:p text:style-name="P26"><text:span text:style-name="T3">1</text:span><text:span text:style-name="T1">5 Aug 2018</text:span></text:p>
      <text:p text:style-name="P26"/>
      <text:p text:style-name="P26"><text:span text:style-name="T22">solpahi: </text:span><text:span text:style-name="T23">How do those parses differ? <text:s/>The expansions seem to mean the same thing.</text:span></text:p>
      <text:p text:style-name="P26"><text:span text:style-name="T22">fagri:</text:span><text:span text:style-name="T23"> </text:span><text:span text:style-name="T20">kủai go lû chủq ro nủo</text:span><text:span text:style-name="T23"> = "want to either eat or sleep (but not both)"</text:span></text:p>
      <text:p text:style-name="P26"><text:span text:style-name="T22">fagri: </text:span><text:span text:style-name="T20">to ro kủai chủq to kủai nủo</text:span><text:span text:style-name="T23"> = "either want to eat or want to eat, (but don't want both)"</text:span></text:p>
      <text:p text:style-name="P26"><text:span text:style-name="T22">fagri: </text:span><text:span text:style-name="T23">In the first example, I haven't made up my mind about what I want to do. <text:s/>In the second, I have.</text:span></text:p>
      <text:p text:style-name="P26"><text:span text:style-name="T22">fagri: </text:span><text:span text:style-name="T23">In fact, I think even the </text:span><text:span text:style-name="T20">ru </text:span><text:span text:style-name="T23">example above means something different depending on which parse is used. <text:s/>I just can't put my finger on how.</text:span></text:p>
      <text:p text:style-name="P26"><text:span text:style-name="T22">fagri: </text:span><text:span text:style-name="T23">The current parse has the same flavor to me as the statement that {.e} always splits a sentence, even when it comes after a quantifier.</text:span></text:p>
      <text:p text:style-name="P26"><text:span text:style-name="T22">solpahi:</text:span><text:span text:style-name="T23"> (which it doesn't)</text:span></text:p>
      <text:p text:style-name="P26"><text:span text:style-name="T22">solpahi: </text:span><text:span text:style-name="T23">Okay.</text:span></text:p>
      <text:p text:style-name="P26"><text:span text:style-name="T22">solpahi: </text:span><text:span text:style-name="T23">What are some cases where the status quo is more useful?</text:span></text:p>
      <text:p text:style-name="P26"><text:span text:style-name="T22">solpahi: </text:span><text:span text:style-name="T23">I think I agree with you, but I want to see both sides first.</text:span></text:p>
      <text:p text:style-name="P8"/>
      <text:p text:style-name="P34">16 Aug 2018</text:p>
      <text:p text:style-name="P9"/>
      <text:p text:style-name="P9"><text:span text:style-name="T14">fagri: </text:span><text:span text:style-name="T12">If the 0-ary form of a predicate is used that changes type from its 1-ary to its 2-ary form, which is implied? <text:s/>i.e., does “</text:span><text:span text:style-name="T20">Jẻo da”</text:span><text:span text:style-name="T12"> imply that something is true, or only that something exhibits a property?</text:span></text:p>
      <text:p text:style-name="P29"/>
      <text:p text:style-name="P19">&lt;no response&gt;</text:p>
      <text:p text:style-name="P19"/>
      <text:p text:style-name="P6">19 Aug 2018</text:p>
      <text:p text:style-name="P6"/>
      <text:p text:style-name="P10"><text:span text:style-name="T22">fagri: </text:span><text:span text:style-name="T23">Hmm, </text:span><text:span text:style-name="T20">dủa pải ri mải</text:span><text:span text:style-name="T12"> parses WAY differently between the current parse and my suggested parse. <text:s/>One produces a question and the other produces a statement.</text:span></text:p>
      <text:p text:style-name="P10"><text:span text:style-name="T14">solpahi: </text:span><text:span text:style-name="T12">a'u ro'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00:46:27.683620821</meta:creation-date>
    <meta:generator>LibreOffice/4.3.3.2$Linux_X86_64 LibreOffice_project/430m0$Build-2</meta:generator>
    <dc:date>2018-09-24T16:18:21.648127489</dc:date>
    <meta:editing-duration>PT57M53S</meta:editing-duration>
    <meta:editing-cycles>16</meta:editing-cycles>
    <meta:document-statistic meta:table-count="0" meta:image-count="0" meta:object-count="0" meta:page-count="2" meta:paragraph-count="59" meta:word-count="760" meta:character-count="4162" meta:non-whitespace-character-count="3439"/>
  </office:meta>
</office:document-meta>
</file>